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fo:background-color="transparent" style:shadow="none" style:writing-mode="page"/>
      <style:text-properties fo:font-size="12pt" fo:font-weight="bold" officeooo:rsid="009fa220" officeooo:paragraph-rsid="001a6bcc" style:font-size-asian="12pt" style:font-weight-asian="bold" style:font-size-complex="12pt" style:font-weight-complex="bold" loext:padding="0.049cm" loext:border="0.06pt solid #000000" loext:shadow="none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200%" fo:text-align="justify" style:justify-single-word="false" fo:text-indent="0cm" style:auto-text-indent="false" fo:background-color="transparent" style:shadow="none" style:writing-mode="page"/>
      <style:text-properties fo:font-size="12pt" fo:font-style="normal" officeooo:rsid="001f4611" officeooo:paragraph-rsid="0039dc8d" style:font-size-asian="12pt" style:font-style-asian="normal" style:font-size-complex="12pt" style:font-style-complex="normal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200%" fo:text-align="justify" style:justify-single-word="false" fo:text-indent="0cm" style:auto-text-indent="false" fo:background-color="transparent" style:shadow="none" style:writing-mode="page"/>
      <style:text-properties fo:font-size="12pt" fo:font-style="normal" style:text-underline-style="none" officeooo:rsid="001f4611" officeooo:paragraph-rsid="004ace46" style:font-size-asian="12pt" style:font-style-asian="normal" style:font-size-complex="12pt" style:font-style-complex="normal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200%" fo:text-align="justify" style:justify-single-word="false" fo:text-indent="0cm" style:auto-text-indent="false" fo:background-color="transparent" style:shadow="none" style:writing-mode="page"/>
      <style:text-properties fo:font-size="12pt" fo:font-style="normal" style:text-underline-style="none" officeooo:rsid="001f4611" officeooo:paragraph-rsid="005376df" style:font-size-asian="12pt" style:font-style-asian="normal" style:font-size-complex="12pt" style:font-style-complex="normal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200%" fo:text-align="justify" style:justify-single-word="false" fo:text-indent="0cm" style:auto-text-indent="false" fo:background-color="transparent" style:shadow="none" style:writing-mode="page"/>
      <style:text-properties fo:font-size="12pt" fo:font-style="normal" style:text-underline-style="none" officeooo:rsid="001f4611" officeooo:paragraph-rsid="0055d11a" style:font-size-asian="12pt" style:font-style-asian="normal" style:font-size-complex="12pt" style:font-style-complex="normal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fo:background-color="transparent" style:shadow="none" style:writing-mode="page"/>
      <style:text-properties fo:font-size="12pt" fo:font-style="normal" style:text-underline-style="none" fo:font-weight="bold" officeooo:rsid="001f4611" officeooo:paragraph-rsid="0059f47e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200%" fo:text-align="justify" style:justify-single-word="false" fo:text-indent="0cm" style:auto-text-indent="false" fo:background-color="transparent" style:shadow="none" style:writing-mode="page"/>
      <style:text-properties fo:font-size="12pt" fo:font-style="normal" style:text-underline-style="none" fo:font-weight="normal" officeooo:rsid="001f4611" officeooo:paragraph-rsid="005ca8e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fo:background-color="transparent"/>
      <style:text-properties fo:font-size="12pt" officeooo:rsid="001f4611" officeooo:paragraph-rsid="001a6bcc" style:font-size-asian="12pt" style:font-size-complex="12pt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fo:padding="0.049cm" fo:border="0.06pt solid #000000" style:shadow="none"/>
      <style:text-properties fo:font-size="12pt" fo:font-weight="bold" officeooo:rsid="0095b37a" officeooo:paragraph-rsid="003ae3ce" style:font-size-asian="12pt" style:font-weight-asian="bold" style:font-size-complex="12pt" style:font-weight-complex="bold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style:page-number="auto" fo:background-color="transparent" style:shadow="none" style:writing-mode="page"/>
      <style:text-properties fo:font-size="12pt" fo:font-weight="bold" officeooo:rsid="001f4611" officeooo:paragraph-rsid="004da8e9" style:font-size-asian="12pt" style:font-weight-asian="bold" style:font-size-complex="12pt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style:page-number="auto" fo:background-color="transparent" style:shadow="none" style:writing-mode="page"/>
      <style:text-properties fo:font-size="12pt" fo:font-weight="bold" officeooo:rsid="001f4611" officeooo:paragraph-rsid="005376df" style:font-size-asian="12pt" style:font-weight-asian="bold" style:font-size-complex="12pt" style:font-weight-complex="bold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style:page-number="auto" fo:background-color="transparent" style:shadow="none" style:writing-mode="page"/>
      <style:text-properties fo:font-size="12pt" fo:font-weight="bold" officeooo:rsid="001f4611" officeooo:paragraph-rsid="0055d11a" style:font-size-asian="12pt" style:font-weight-asian="bold" style:font-size-complex="12pt" style:font-weight-complex="bold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style:page-number="auto" fo:background-color="transparent" style:shadow="none" style:writing-mode="page"/>
      <style:text-properties fo:font-size="12pt" officeooo:rsid="001f4611" officeooo:paragraph-rsid="005648da" style:font-size-asian="12pt" style:font-size-complex="12pt"/>
    </style:style>
    <style:style style:name="P14" style:family="paragraph" style:parent-style-name="Standard">
      <style:text-properties fo:font-size="12pt" officeooo:rsid="001d6c96" officeooo:paragraph-rsid="001a6bcc" style:font-size-asian="12pt" style:font-size-complex="12pt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-0.18cm" style:writing-mode="page"/>
      <style:text-properties officeooo:rsid="001d6c96" officeooo:paragraph-rsid="001a6bcc"/>
    </style:style>
    <style:style style:name="P16" style:family="paragraph" style:parent-style-name="Standard" style:master-page-name="">
      <style:paragraph-properties fo:line-height="200%" style:page-number="auto" fo:padding="0.049cm" fo:border="0.06pt solid #000000" style:shadow="#000000 0cm 0cm" style:writing-mode="page"/>
      <style:text-properties fo:font-size="12pt" officeooo:rsid="001f4611" officeooo:paragraph-rsid="001aecdd" style:font-size-asian="12pt" style:font-size-complex="12pt"/>
    </style:style>
    <style:style style:name="P17" style:family="paragraph" style:parent-style-name="Standard">
      <style:paragraph-properties fo:text-align="center" style:justify-single-word="false" fo:padding="0.049cm" fo:border="0.06pt solid #000000" style:shadow="#808080 0.18cm -0.18cm" style:writing-mode="page"/>
      <style:text-properties fo:font-size="12pt" fo:font-weight="bold" officeooo:rsid="007418c0" officeooo:paragraph-rsid="001a6bc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 fo:padding="0.049cm" fo:border="0.06pt solid #000000" style:shadow="#808080 0.18cm -0.18cm" style:writing-mode="page"/>
      <style:text-properties fo:font-size="12pt" fo:font-weight="bold" officeooo:rsid="00605548" officeooo:paragraph-rsid="00605548" style:font-size-asian="12pt" style:font-weight-asian="bold" style:font-size-complex="12pt" style:font-weight-complex="bold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200%" fo:text-align="justify" style:justify-single-word="false" fo:text-indent="0cm" style:auto-text-indent="false" fo:background-color="transparent" style:shadow="none" style:writing-mode="page"/>
      <style:text-properties fo:font-size="12pt" fo:font-style="normal" style:text-underline-style="none" officeooo:rsid="001f4611" officeooo:paragraph-rsid="00665129" style:font-size-asian="12pt" style:font-style-asian="normal" style:font-size-complex="12pt" style:font-style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a1588f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a6bcc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officeooo:rsid="00a1588f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officeooo:rsid="0078a4f4"/>
    </style:style>
    <style:style style:name="T6" style:family="text">
      <style:text-properties officeooo:rsid="0078a4f4" loext:padding="0.049cm" loext:border="0.51pt solid #000000" loext:shadow="#808080 0.18cm 0.18cm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a2dbb4"/>
    </style:style>
    <style:style style:name="T11" style:family="text">
      <style:text-properties officeooo:rsid="00a2dbb4" loext:padding="0.049cm" loext:border="0.51pt solid #000000" loext:shadow="#808080 0.18cm 0.18cm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a2dbb4" style:font-weight-asian="bold" style:font-weight-complex="bold"/>
    </style:style>
    <style:style style:name="T14" style:family="text">
      <style:text-properties fo:font-weight="bold" officeooo:rsid="00a2dbb4" style:font-weight-asian="bold" style:font-weight-complex="bold" loext:padding="0.049cm" loext:border="0.51pt solid #000000" loext:shadow="#808080 0.18cm 0.18cm"/>
    </style:style>
    <style:style style:name="T15" style:family="text">
      <style:text-properties fo:font-weight="bold" officeooo:rsid="00757b26" style:font-weight-asian="bold" style:font-weight-complex="bold" loext:padding="0.049cm" loext:border="0.51pt solid #000000" loext:shadow="#808080 0.18cm 0.18cm"/>
    </style:style>
    <style:style style:name="T16" style:family="text">
      <style:text-properties fo:font-weight="bold" officeooo:rsid="0083909f" style:font-weight-asian="bold" style:font-weight-complex="bold" loext:padding="0.049cm" loext:border="0.51pt solid #000000" loext:shadow="#808080 0.18cm 0.18cm"/>
    </style:style>
    <style:style style:name="T17" style:family="text">
      <style:text-properties fo:font-weight="bold" officeooo:rsid="00864c07" style:font-weight-asian="bold" style:font-weight-complex="bold" loext:padding="0.049cm" loext:border="0.51pt solid #000000" loext:shadow="#808080 0.18cm 0.18cm"/>
    </style:style>
    <style:style style:name="T18" style:family="text">
      <style:text-properties fo:font-weight="bold" officeooo:rsid="00a43ff0" style:font-weight-asian="bold" style:font-weight-complex="bold" loext:padding="0.049cm" loext:border="0.51pt solid #000000" loext:shadow="#808080 0.18cm 0.18cm"/>
    </style:style>
    <style:style style:name="T19" style:family="text">
      <style:text-properties style:text-position="super 58%" officeooo:rsid="0020598f"/>
    </style:style>
    <style:style style:name="T20" style:family="text">
      <style:text-properties style:text-position="super 58%" officeooo:rsid="001fe4b4"/>
    </style:style>
    <style:style style:name="T21" style:family="text">
      <style:text-properties style:text-position="super 58%" officeooo:rsid="001bf636"/>
    </style:style>
    <style:style style:name="T22" style:family="text">
      <style:text-properties style:text-position="super 58%" style:text-underline-style="none" officeooo:rsid="001d3741"/>
    </style:style>
    <style:style style:name="T23" style:family="text">
      <style:text-properties style:text-position="super 58%" style:text-underline-style="none" officeooo:rsid="00310aab"/>
    </style:style>
    <style:style style:name="T24" style:family="text">
      <style:text-properties style:text-position="super 58%" officeooo:rsid="007269f5"/>
    </style:style>
    <style:style style:name="T25" style:family="text">
      <style:text-properties style:text-position="super 58%" officeooo:rsid="001e9987"/>
    </style:style>
    <style:style style:name="T26" style:family="text">
      <style:text-properties style:text-position="super 58%" officeooo:rsid="002a1aed"/>
    </style:style>
    <style:style style:name="T27" style:family="text">
      <style:text-properties style:text-position="super 58%" officeooo:rsid="0022980e"/>
    </style:style>
    <style:style style:name="T28" style:family="text">
      <style:text-properties style:text-position="super 58%" officeooo:rsid="0022e916"/>
    </style:style>
    <style:style style:name="T29" style:family="text">
      <style:text-properties style:text-position="super 58%" officeooo:rsid="00253bf5"/>
    </style:style>
    <style:style style:name="T30" style:family="text">
      <style:text-properties style:text-position="super 58%" officeooo:rsid="00267442"/>
    </style:style>
    <style:style style:name="T31" style:family="text">
      <style:text-properties style:text-position="super 58%" officeooo:rsid="002b199e"/>
    </style:style>
    <style:style style:name="T32" style:family="text">
      <style:text-properties style:text-position="super 58%" officeooo:rsid="002cc6ae"/>
    </style:style>
    <style:style style:name="T33" style:family="text">
      <style:text-properties style:text-position="super 58%" officeooo:rsid="002f3ba9"/>
    </style:style>
    <style:style style:name="T34" style:family="text">
      <style:text-properties style:text-position="super 58%" officeooo:rsid="0030e889"/>
    </style:style>
    <style:style style:name="T35" style:family="text">
      <style:text-properties style:text-position="super 58%" officeooo:rsid="00310aab"/>
    </style:style>
    <style:style style:name="T36" style:family="text">
      <style:text-properties style:text-position="super 58%" officeooo:rsid="0032f45a"/>
    </style:style>
    <style:style style:name="T37" style:family="text">
      <style:text-properties style:text-position="super 58%" officeooo:rsid="00332daf"/>
    </style:style>
    <style:style style:name="T38" style:family="text">
      <style:text-properties style:text-position="super 58%" officeooo:rsid="00346446"/>
    </style:style>
    <style:style style:name="T39" style:family="text">
      <style:text-properties style:text-position="super 58%" officeooo:rsid="0034bc81"/>
    </style:style>
    <style:style style:name="T40" style:family="text">
      <style:text-properties style:text-position="super 58%" officeooo:rsid="00369523"/>
    </style:style>
    <style:style style:name="T41" style:family="text">
      <style:text-properties style:text-position="super 58%" officeooo:rsid="0037e886"/>
    </style:style>
    <style:style style:name="T42" style:family="text">
      <style:text-properties style:text-position="super 58%" officeooo:rsid="0038c988"/>
    </style:style>
    <style:style style:name="T43" style:family="text">
      <style:text-properties style:text-position="super 58%" officeooo:rsid="0039dc8d"/>
    </style:style>
    <style:style style:name="T44" style:family="text">
      <style:text-properties style:text-position="super 58%" officeooo:rsid="003ae3ce"/>
    </style:style>
    <style:style style:name="T45" style:family="text">
      <style:text-properties style:text-position="super 58%" officeooo:rsid="003b6a91"/>
    </style:style>
    <style:style style:name="T46" style:family="text">
      <style:text-properties style:text-position="super 58%" officeooo:rsid="003eec92"/>
    </style:style>
    <style:style style:name="T47" style:family="text">
      <style:text-properties style:text-position="super 58%" officeooo:rsid="0045843d"/>
    </style:style>
    <style:style style:name="T48" style:family="text">
      <style:text-properties style:text-position="super 58%" fo:font-weight="bold" officeooo:rsid="003ae3ce" style:font-weight-asian="bold" style:font-weight-complex="bold"/>
    </style:style>
    <style:style style:name="T49" style:family="text">
      <style:text-properties style:text-position="super 58%" fo:font-weight="bold" officeooo:rsid="003b6a91" style:font-weight-asian="bold" style:font-weight-complex="bold"/>
    </style:style>
    <style:style style:name="T50" style:family="text">
      <style:text-properties style:text-position="super 58%" fo:font-weight="bold" officeooo:rsid="003c1085" style:font-weight-asian="bold" style:font-weight-complex="bold"/>
    </style:style>
    <style:style style:name="T51" style:family="text">
      <style:text-properties style:text-position="super 58%" fo:font-weight="bold" officeooo:rsid="00477ad7" style:font-weight-asian="bold" style:font-weight-complex="bold"/>
    </style:style>
    <style:style style:name="T52" style:family="text">
      <style:text-properties style:text-position="super 58%" fo:font-weight="bold" officeooo:rsid="004ace46" style:font-weight-asian="bold" style:font-weight-complex="bold"/>
    </style:style>
    <style:style style:name="T53" style:family="text">
      <style:text-properties style:text-position="super 58%" officeooo:rsid="0049be28"/>
    </style:style>
    <style:style style:name="T54" style:family="text">
      <style:text-properties style:text-position="super 58%" officeooo:rsid="004ace46"/>
    </style:style>
    <style:style style:name="T55" style:family="text">
      <style:text-properties style:text-position="super 58%" officeooo:rsid="004da8e9"/>
    </style:style>
    <style:style style:name="T56" style:family="text">
      <style:text-properties style:text-position="super 58%" officeooo:rsid="004dd8c1"/>
    </style:style>
    <style:style style:name="T57" style:family="text">
      <style:text-properties style:text-position="super 58%" officeooo:rsid="00505f87"/>
    </style:style>
    <style:style style:name="T58" style:family="text">
      <style:text-properties style:text-position="super 58%" officeooo:rsid="005376df"/>
    </style:style>
    <style:style style:name="T59" style:family="text">
      <style:text-properties style:text-position="super 58%" officeooo:rsid="0055d11a"/>
    </style:style>
    <style:style style:name="T60" style:family="text">
      <style:text-properties style:text-position="super 58%" officeooo:rsid="00581d55"/>
    </style:style>
    <style:style style:name="T61" style:family="text">
      <style:text-properties style:text-position="super 58%" officeooo:rsid="0059ac5a"/>
    </style:style>
    <style:style style:name="T62" style:family="text">
      <style:text-properties officeooo:rsid="0048dc49"/>
    </style:style>
    <style:style style:name="T63" style:family="text">
      <style:text-properties officeooo:rsid="00757b26" loext:padding="0.049cm" loext:border="0.51pt solid #000000" loext:shadow="#808080 0.18cm 0.18cm"/>
    </style:style>
    <style:style style:name="T64" style:family="text">
      <style:text-properties officeooo:rsid="0083909f" loext:padding="0.049cm" loext:border="0.51pt solid #000000" loext:shadow="#808080 0.18cm 0.18cm"/>
    </style:style>
    <style:style style:name="T65" style:family="text">
      <style:text-properties officeooo:rsid="0085735c" loext:padding="0.049cm" loext:border="0.51pt solid #000000" loext:shadow="#808080 0.18cm 0.18cm"/>
    </style:style>
    <style:style style:name="T66" style:family="text">
      <style:text-properties officeooo:rsid="0059f47e" loext:padding="0.049cm" loext:border="0.51pt solid #000000" loext:shadow="#808080 0.18cm 0.18cm"/>
    </style:style>
    <style:style style:name="T67" style:family="text">
      <style:text-properties style:text-underline-style="dotted" style:text-underline-width="auto" style:text-underline-color="font-color"/>
    </style:style>
    <style:style style:name="T68" style:family="text">
      <style:text-properties loext:padding="0.049cm" loext:border="0.06pt solid #000000" loext:shadow="#808080 0.18cm 0.1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Correction de l’analyse grammaticale d’un texte </text:span><text:span text:style-name="T2">(</text:span><text:span text:style-name="T3">extrait de </text:span><text:span text:style-name="T4">Han d’Islande</text:span><text:span text:style-name="T2"> de V. Hugo)</text:span></text:p>
      <text:p text:style-name="P17"><text:span text:style-name="T5">terminologie : </text:span>pas de prédicat / <text:span text:style-name="T7">déterminant</text:span> numéral / <text:span text:style-name="T5">article partitif</text:span></text:p>
      <text:p text:style-name="P18">dernier : adjectif</text:p>
      <text:p text:style-name="P14"/>
      <text:p text:style-name="P1"><text:span text:style-name="T10">(a) T</text:span>EXTE D’ORIGINE</text:p>
      <text:p text:style-name="P8"><text:tab/>Avant de raconter le reste de la scène, il n’est peut-être pas inutile de décrire le lieu où elle se passait, c’était — le lecteur l’a sans doute déjà deviné — dans un de ces édifices lugubres que la pitié publique et la prévoyance sociale consacrent aux cadavres inconnus, dernier asile de morts qui la plupart ont vécu malheureux [...].</text:p>
      <text:p text:style-name="P16"><text:span text:style-name="T13">(b) </text:span><text:span text:style-name="T12">NATURE DES MOTS</text:span></text:p>
      <text:p text:style-name="P2"><text:tab/><text:span text:style-name="T7">Avant de</text:span><text:span text:style-name="T24">prép</text:span><text:span text:style-name="T25"> + </text:span><text:span text:style-name="T24">prép </text:span><text:span text:style-name="T25">= locution prépositive</text:span> raconter<text:span text:style-name="T20">v</text:span> le<text:span text:style-name="T20">d_ad</text:span> reste<text:span text:style-name="T19">nc</text:span> de<text:span text:style-name="T24">prép</text:span> la<text:span text:style-name="T20">d_ad</text:span> scène<text:span text:style-name="T19">nc</text:span>, il<text:span text:style-name="T27">p_</text:span><text:span text:style-name="T29">per</text:span> n<text:span text:style-name="T30">adv</text:span>’est<text:span text:style-name="T20">v</text:span> peut-être<text:span text:style-name="T30">adv</text:span> pas<text:span text:style-name="T30">adv</text:span> inutile<text:span text:style-name="T30">ad</text:span><text:span text:style-name="T31">j</text:span> de<text:span text:style-name="T24">prép</text:span> décrire<text:span text:style-name="T20">v</text:span> le<text:span text:style-name="T20">d_ad</text:span> lieu<text:span text:style-name="T19">nc</text:span> où<text:span text:style-name="T27">p_r</text:span><text:span text:style-name="T28">el</text:span> elle<text:span text:style-name="T27">p_</text:span><text:span text:style-name="T29">per</text:span> <text:span text:style-name="T7">se passait</text:span><text:span text:style-name="T21">se passant=v</text:span>, <text:span text:style-name="T7">c’était</text:span><text:span text:style-name="T33">pronom </text:span><text:span text:style-name="T34">démonstratif neutre</text:span><text:span text:style-name="T33">+v=</text:span><text:span text:style-name="T32">présentatif</text:span> — le<text:span text:style-name="T20">d_ad</text:span> lecteur<text:span text:style-name="T19">nc</text:span> l<text:span text:style-name="T33">p_</text:span><text:span text:style-name="T36">per</text:span>’<text:span text:style-name="T7">a</text:span> <text:span text:style-name="T7">sans doute</text:span><text:span text:style-name="T23">sans doute</text:span><text:span text:style-name="T35">=</text:span><text:span text:style-name="T30">réposition=locution adverbiale</text:span> déjà<text:span text:style-name="T30">adv</text:span> <text:span text:style-name="T7">deviné</text:span><text:span text:style-name="T22">a deviné=v</text:span> — dans<text:span text:style-name="T30">adv</text:span> un<text:span text:style-name="T37">d_au</text:span> de<text:span text:style-name="T24">prép</text:span> ces<text:span text:style-name="T38">d_dém</text:span> édifices<text:span text:style-name="T19">nc</text:span> lugubres<text:span text:style-name="T39">adj</text:span> que<text:span text:style-name="T27">p_r</text:span><text:span text:style-name="T28">el</text:span> la<text:span text:style-name="T20">d_ad</text:span> pitié<text:span text:style-name="T19">nc</text:span> publique<text:span text:style-name="T39">adj</text:span> et<text:span text:style-name="T26">conj_coor</text:span> la<text:span text:style-name="T40">d_ad</text:span> prévoyance<text:span text:style-name="T19">nc</text:span> sociale<text:span text:style-name="T39">adj</text:span> consacrent<text:span text:style-name="T22">v</text:span> aux<text:span text:style-name="T41">préposition « à »+déterminant article défini « les » : </text:span><text:span text:style-name="T42">forme contracte</text:span> cadavres<text:span text:style-name="T19">nc</text:span> inconnus<text:span text:style-name="T42">adj</text:span>, dernier<text:span text:style-name="T42">adj</text:span> asile<text:span text:style-name="T19">nc</text:span> de<text:span text:style-name="T24">prép</text:span> morts<text:span text:style-name="T19">nc</text:span> qui<text:span text:style-name="T27">p_r</text:span><text:span text:style-name="T28">el</text:span> la<text:span text:style-name="T20">d_ad</text:span> plupart<text:span text:style-name="T43">nc</text:span> <text:span text:style-name="T7">ont vécu</text:span><text:span text:style-name="T22">ont vécu=v</text:span> malheureux<text:span text:style-name="T42">adj</text:span> [...].</text:p>
      <text:p text:style-name="P9"><text:span text:style-name="T10">(c) </text:span>DECOUPAGE DES PROPOSITIONS <text:span text:style-name="T62">(principales et indépendantes en gras)</text:span></text:p>
      <text:p text:style-name="P3"><text:tab/><text:span text:style-name="T7">Avant de raconter le reste de la scène</text:span><text:span text:style-name="T44">[proposition subordonnée infinitive]</text:span>, <text:span text:style-name="T12">il n’est peut-être pas inutile</text:span><text:span text:style-name="T48">[proposition </text:span><text:span text:style-name="T49">principale</text:span><text:span text:style-name="T48">]</text:span> <text:span text:style-name="T9">de décrire le lieu</text:span><text:span text:style-name="T44">[proposition </text:span><text:span text:style-name="T53">subordonnée infinitive</text:span><text:span text:style-name="T44">]</text:span> <text:span text:style-name="T7">où elle se passait</text:span><text:span text:style-name="T44">[proposition subordonnée relative]</text:span>, <text:span text:style-name="T12">c’était</text:span><text:span text:style-name="T48">[proposition </text:span><text:span text:style-name="T49">principale </text:span><text:span text:style-name="T51">coordonnée</text:span><text:span text:style-name="T48">]</text:span> — <text:span text:style-name="T12">le lecteur l’a sans doute déjà deviné</text:span><text:span text:style-name="T48">[proposition </text:span><text:span text:style-name="T49">indépendante </text:span><text:span text:style-name="T50">en incise</text:span><text:span text:style-name="T48">]</text:span> — <text:span text:style-name="T12">dans un de ces édifices lugubres</text:span><text:span text:style-name="T48">[</text:span><text:span text:style-name="T52">(suite de la) </text:span><text:span text:style-name="T48">proposition </text:span><text:span text:style-name="T49">principale</text:span><text:span text:style-name="T48">]</text:span> <text:span text:style-name="T7">que la pitié publique et la prévoyance sociale consacrent aux cadavres inconnus</text:span><text:span text:style-name="T44">[proposition </text:span><text:span text:style-name="T46">subordonnée relative</text:span><text:span text:style-name="T44">]</text:span>, <text:span text:style-name="T8">dernier asile de morts</text:span><text:span text:style-name="T44">[</text:span><text:span text:style-name="T54">(suite de la) </text:span><text:span text:style-name="T44">proposition </text:span><text:span text:style-name="T45">principale</text:span><text:span text:style-name="T44">]</text:span> <text:span text:style-name="T7">qui la plupart ont vécu malheureux</text:span><text:span text:style-name="T44">[proposition </text:span><text:span text:style-name="T45">s</text:span><text:span text:style-name="T47">ubordonnée relative</text:span><text:span text:style-name="T44">]</text:span> [...].</text:p>
      <text:p text:style-name="P10"><text:span text:style-name="T11">(d) </text:span><text:span text:style-name="T63">FONCTIONS </text:span><text:span text:style-name="T64">des </text:span><text:span text:style-name="T63">sujets et </text:span><text:span text:style-name="T64">des </text:span><text:span text:style-name="T63">compléments de verbes (COD, COI, attributs) (</text:span><text:span text:style-name="T65">1</text:span><text:span text:style-name="T63">/2)</text:span></text:p>
      <text:p text:style-name="P7"><text:tab/>Avant de <text:span text:style-name="T68">raconter</text:span> <text:span text:style-name="T7">le reste de la scène</text:span><text:span text:style-name="T44">[</text:span><text:span text:style-name="T55">COD]</text:span>, il<text:span text:style-name="T44">[</text:span><text:span text:style-name="T55">S]</text:span> n’<text:span text:style-name="T68">est</text:span> peut-être pas inutile<text:span text:style-name="T44">[</text:span><text:span text:style-name="T55">attribut du sujet]</text:span> de <text:span text:style-name="T68">décrire</text:span> le lieu<text:span text:style-name="T44">[</text:span><text:span text:style-name="T55">COD]</text:span> où elle<text:span text:style-name="T44">[</text:span><text:span text:style-name="T55">S]</text:span> <text:span text:style-name="T68">se passait</text:span>, c<text:span text:style-name="T44">[</text:span><text:span text:style-name="T55">S]</text:span>’<text:span text:style-name="T68">était</text:span> — le lecteur<text:span text:style-name="T44">[</text:span><text:span text:style-name="T55">attribut du sujet]</text:span> l<text:span text:style-name="T44">[</text:span><text:span text:style-name="T55">COD]</text:span>’<text:span text:style-name="T68">a</text:span> sans doute déjà <text:span text:style-name="T68">deviné</text:span> — dans un de ces édifices lugubres que<text:span text:style-name="T44">[</text:span><text:span text:style-name="T55">COD]</text:span> <text:span text:style-name="T7">la pitié publique et la prévoyance sociale</text:span><text:span text:style-name="T44">[</text:span><text:span text:style-name="T55">S]</text:span> <text:span text:style-name="T68">consacrent</text:span> <text:span text:style-name="T7">aux cadavres inconnus</text:span><text:span text:style-name="T44">[</text:span><text:span text:style-name="T55">COI]</text:span>, dernier asile de morts <text:span text:style-name="T7">qui la plupart</text:span><text:span text:style-name="T44">[</text:span><text:span text:style-name="T56">S</text:span><text:span text:style-name="T55">]</text:span> <text:span text:style-name="T68">ont vécu</text:span> malheureux<text:span text:style-name="T44">[</text:span><text:span text:style-name="T57">attribut du sujet</text:span><text:span text:style-name="T55">]</text:span> [...].</text:p>
      <text:p text:style-name="P7"/>
      <text:p text:style-name="P7"/>
      <text:p text:style-name="P6"><text:soft-page-break/><text:span text:style-name="T11">(</text:span><text:span text:style-name="T66">e</text:span><text:span text:style-name="T11">) </text:span><text:span text:style-name="T63">FONCTIONS </text:span><text:span text:style-name="T64">des </text:span><text:span text:style-name="T63">sujets et </text:span><text:span text:style-name="T64">des </text:span><text:span text:style-name="T63">compléments de verbes (COD, COI, attributs) (</text:span><text:span text:style-name="T66">2</text:span><text:span text:style-name="T63">/2)</text:span></text:p>
      <text:p text:style-name="P11"><text:span text:style-name="T11">(f) </text:span><text:span text:style-name="T63">FONCTIONS </text:span><text:span text:style-name="T64">des</text:span><text:span text:style-name="T63"> </text:span><text:span text:style-name="T6">compléments de phrase</text:span></text:p>
      <text:p text:style-name="P4"><text:tab/>Avant de raconter le reste de la scène, il n’est peut-être pas inutile de décrire le lieu où elle se passait, c’était — le lecteur l’a sans doute déjà deviné — <text:span text:style-name="T7">dans un de ces édifices lugubres </text:span><text:span text:style-name="T67">que la pitié publique et la prévoyance sociale consacrent aux cadavres inconnus,</text:span><text:span text:style-name="T7"> dernier asile de morts </text:span><text:span text:style-name="T67">qui la plupart ont vécu malheureux</text:span><text:span text:style-name="T44">[</text:span><text:span text:style-name="T58">CCL</text:span><text:span text:style-name="T55">]</text:span> [...].</text:p>
      <text:p text:style-name="P12"><text:span text:style-name="T11">(g) </text:span><text:span text:style-name="T63">FONCTIONS </text:span><text:span text:style-name="T64">des adjectifs</text:span></text:p>
      <text:p text:style-name="P5"><text:tab/>Avant de raconter le reste de la scène, il n’est peut-être pas inutile<text:span text:style-name="T44">[</text:span><text:span text:style-name="T59">attribut</text:span><text:span text:style-name="T55">]</text:span> de décrire le lieu où elle se passait, c’était — le lecteur l’a sans doute déjà deviné — dans un de ces édifices lugubres<text:span text:style-name="T44">[</text:span><text:span text:style-name="T59">épithète</text:span><text:span text:style-name="T55">]</text:span> que la pitié publique<text:span text:style-name="T44">[</text:span><text:span text:style-name="T59">épithète</text:span><text:span text:style-name="T55">]</text:span> et la prévoyance sociale<text:span text:style-name="T44">[</text:span><text:span text:style-name="T59">épithète</text:span><text:span text:style-name="T55">]</text:span> consacrent aux cadavres inconnus<text:span text:style-name="T44">[</text:span><text:span text:style-name="T59">épithète</text:span><text:span text:style-name="T55">]</text:span>, dernier<text:span text:style-name="T44">[</text:span><text:span text:style-name="T59">épithète</text:span><text:span text:style-name="T55">]</text:span> asile de morts qui la plupart ont vécu malheureux<text:span text:style-name="T44">[</text:span><text:span text:style-name="T59">attribut</text:span><text:span text:style-name="T55">]</text:span> [...].</text:p>
      <text:p text:style-name="P13"><text:span text:style-name="T14">(h) </text:span><text:span text:style-name="T15">FONCTIONS </text:span><text:span text:style-name="T16">des </text:span><text:span text:style-name="T17">propositions </text:span><text:span text:style-name="T18">subordonnées</text:span></text:p>
      <text:p text:style-name="P19"><text:tab/><text:span text:style-name="T7">Avant de raconter le reste de la scène</text:span><text:span text:style-name="T44">[</text:span><text:span text:style-name="T60">CCT</text:span><text:span text:style-name="T55">]</text:span>, il n’est peut-être pas inutile <text:span text:style-name="T7">de décrire le lieu</text:span><text:span text:style-name="T44">[</text:span><text:span text:style-name="T61">complément de l’adjectif</text:span><text:span text:style-name="T55">]</text:span><text:span text:style-name="T7"> où elle se passait</text:span><text:span text:style-name="T44">[</text:span><text:span text:style-name="T61">complément du nom</text:span><text:span text:style-name="T55">]</text:span>, c’était — le lecteur l’a sans doute déjà deviné — dans un de ces édifices lugubres <text:span text:style-name="T7">que la pitié publique et la prévoyance sociale consacrent aux cadavres inconnus</text:span><text:span text:style-name="T44">[</text:span><text:span text:style-name="T61">complément du nom</text:span><text:span text:style-name="T55">]</text:span>, dernier asile de morts <text:span text:style-name="T7">qui la plupart ont vécu malheureux</text:span><text:span text:style-name="T44">[</text:span><text:span text:style-name="T61">complément du nom</text:span><text:span text:style-name="T55">]</text:span> [...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3:30:14.089746203</meta:creation-date>
    <dc:date>2019-05-17T18:45:35.220304329</dc:date>
    <meta:editing-duration>PT2H28M11S</meta:editing-duration>
    <meta:editing-cycles>55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551" meta:character-count="3901" meta:non-whitespace-character-count="3347"/>
  </office:meta>
</office:document-meta>
</file>